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49f5e8" officeooo:paragraph-rsid="004f1e5f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30"/>
      <text:p text:style-name="P130"/>
      <text:p text:style-name="P130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30"/>
      <text:p text:style-name="P130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30"/>
      <text:p text:style-name="P130"/>
      <text:p text:style-name="P130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30"/>
      <text:p text:style-name="P130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31"/>
      <text:p text:style-name="P141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32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33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33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34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42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35"/>
      <text:p text:style-name="P135"/>
      <text:p text:style-name="P135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35"/>
      <text:p text:style-name="P135"/>
      <text:p text:style-name="P135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36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37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38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39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40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43"/>
      <text:p text:style-name="P143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44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45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46"/>
      <text:p text:style-name="P146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47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47"/>
      <text:p text:style-name="P147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48"/>
      <text:p text:style-name="P148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49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83"/>
      <text:p text:style-name="P149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50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51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52"/>
      <text:p text:style-name="P152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52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53"/>
      <text:p text:style-name="P153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54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54"/>
      <text:p text:style-name="P154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54">D<text:span text:style-name="T12">imecres<text:tab/>22/11/23</text:span><text:span text:style-name="T24"> </text:span></text:p>
      <text:p text:style-name="P181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54"/>
      <text:p text:style-name="P154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55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84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56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82">01, 04 i 05/12/23</text:p>
      <text:p text:style-name="P78">Període d'exàmens.</text:p>
      <text:p text:style-name="P57"/>
      <text:p text:style-name="P157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58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59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60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61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62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63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64"/>
      <text:p text:style-name="P164">************************************ <text:s text:c="2"/><text:span text:style-name="T34">2024 <text:s text:c="2"/></text:span>************************************</text:p>
      <text:p text:style-name="P164"/>
      <text:p text:style-name="P164"/>
      <text:p text:style-name="P164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65"/>
      <text:p text:style-name="P185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66"/>
      <text:p text:style-name="P166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67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68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69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170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71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172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172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173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174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175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175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175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176">D<text:span text:style-name="T12">illuns<text:tab/>05</text:span>/<text:span text:style-name="T33">02</text:span>/2<text:span text:style-name="T33">4</text:span></text:p>
      <text:p text:style-name="P123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186">D<text:span text:style-name="T12">imarts<text:tab/>06</text:span>/<text:span text:style-name="T33">02</text:span>/2<text:span text:style-name="T33">4</text:span></text:p>
      <text:p text:style-name="P124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177"/>
      <text:p text:style-name="P177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178"/>
      <text:p text:style-name="P178">D<text:span text:style-name="T12">ijous<text:tab/><text:tab/>08</text:span>/<text:span text:style-name="T33">02</text:span>/2<text:span text:style-name="T33">4</text:span></text:p>
      <text:p text:style-name="P125">Comentem document mec_materiales.pdf, pàg. <text:span text:style-name="T45">8 i</text:span> <text:span text:style-name="T45">9</text:span>.</text:p>
      <text:p text:style-name="P120"/>
      <text:p text:style-name="P179">D<text:span text:style-name="T12">illuns<text:tab/>12</text:span>/<text:span text:style-name="T33">02</text:span>/2<text:span text:style-name="T33">4</text:span></text:p>
      <text:p text:style-name="P126">Comentem document mec_materiales.pdf.</text:p>
      <text:p text:style-name="P128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180">D<text:span text:style-name="T12">imarts<text:tab/>13</text:span>/<text:span text:style-name="T33">02</text:span>/2<text:span text:style-name="T33">4</text:span></text:p>
      <text:p text:style-name="P127">Comentem document mec_materiales.pdf, pàg. <text:span text:style-name="T46">8</text:span> a <text:span text:style-name="T46">12</text:span>.</text:p>
      <text:p text:style-name="P129">Feim exercici càlcul allargament amb mòdul d'elasticitat.</text:p>
      <text:p text:style-name="P122">Baixem el taller, <text:span text:style-name="T40">continuem</text:span> amb soldadura d'arc.</text:p>
      <text:p text:style-name="P180"/>
      <text:p text:style-name="P180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180"/>
      <text:p text:style-name="P188">D<text:span text:style-name="T12">ijous<text:tab/><text:tab/>17</text:span>/<text:span text:style-name="T33">02</text:span>/2<text:span text:style-name="T33">4</text:span></text:p>
      <text:p text:style-name="P191">Comentem document mec_materiales.pdf <text:span text:style-name="T47">fins acers inoxidables.</text:span></text:p>
      <text:p text:style-name="P191"/>
      <text:p text:style-name="P189"><text:span text:style-name="T47">Dilluns<text:tab/>19/02/24</text:span></text:p>
      <text:p text:style-name="P191"><text:span text:style-name="T47">Comentar apartat Acers inoxidables ferrítics.</text:span> </text:p>
      <text:p text:style-name="P1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7T17:47:48.197196678</dc:date>
    <meta:editing-duration>PT30M48S</meta:editing-duration>
    <meta:editing-cycles>78</meta:editing-cycles>
    <meta:document-statistic meta:table-count="0" meta:image-count="0" meta:object-count="0" meta:page-count="7" meta:paragraph-count="208" meta:word-count="1044" meta:character-count="7236" meta:non-whitespace-character-count="6353"/>
  </office:meta>
</office:document-meta>
</file>